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916" officeooo:paragraph-rsid="000de9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 stehen sie im Sonnenscheine</text:p>
      <text:p text:style-name="P1">Licht auf die behaarten Beine</text:p>
      <text:p text:style-name="P1">Die Brust gewölbt, der Haare Glanz blendet meine Augen ganz</text:p>
      <text:p text:style-name="P1"/>
      <text:p text:style-name="P1">ich sitz auf einem Baum herum</text:p>
      <text:p text:style-name="P1">und mache mir den Rücken krumm</text:p>
      <text:p text:style-name="P1">die Hunde rennen wie verzückt, und mein Herz das klopft wie verrückt</text:p>
      <text:p text:style-name="P1"/>
      <text:p text:style-name="P1">Ich hab was mir gefällt, gemerkt</text:p>
      <text:p text:style-name="P1">ein Hundeschönheitswettbewerb</text:p>
      <text:p text:style-name="P1">ich hoffe dass das Blattgedeck die Beule in der Jeans versteckt</text:p>
      <text:p text:style-name="P1"/>
      <text:p text:style-name="P1">Sie reden nicht nur dumm herum</text:p>
      <text:p text:style-name="P1">wie Menschen das gewöhnlich tun</text:p>
      <text:p text:style-name="P1">Ein Bellen und ein feuchter Kuss, ist alles, was ich hören muss</text:p>
      <text:p text:style-name="P1"/>
      <text:p text:style-name="P1">Liebe ist für alle da,</text:p>
      <text:p text:style-name="P1">hab ich immer geträumt</text:p>
      <text:p text:style-name="P1">doch niemals war mir je ein Mensch</text:p>
      <text:p text:style-name="P1">ein wirklich guter Freund</text:p>
      <text:p text:style-name="P1">Niemand auf der Welt, </text:p>
      <text:p text:style-name="P1">der mein innerstes versteht</text:p>
      <text:p text:style-name="P1">meine Seele wird ganz schwarz während</text:p>
      <text:p text:style-name="P1">die Hülle durch die dunkle Nacht geht</text:p>
      <text:p text:style-name="P1"/>
      <text:p text:style-name="P1">Vertrauen kann man Menschen nicht</text:p>
      <text:p text:style-name="P1">was verrät mir dein Gesicht</text:p>
      <text:p text:style-name="P1">eure Logik ist verbogen, ein Hund hat noch nie gelogen</text:p>
      <text:p text:style-name="P1"/>
      <text:p text:style-name="P1">Du wirfst mir vor ich wär verrückt</text:p>
      <text:p text:style-name="P1">wie jeder, der nur Tiere liebt</text:p>
      <text:p text:style-name="P1">ich bin nicht anders nur speziell, ich steh nunmal auf schwarzes Fell</text:p>
      <text:p text:style-name="P1"/>
      <text:p text:style-name="P1">Liebe ist für alle da,</text:p>
      <text:p text:style-name="P1">hab ich immer geträumt</text:p>
      <text:p text:style-name="P1">doch niemals war mir je ein Mensch</text:p>
      <text:p text:style-name="P1">ein wirklich guter Freund</text:p>
      <text:p text:style-name="P1">Niemand auf der Welt, </text:p>
      <text:p text:style-name="P1">der mein innerstes versteht</text:p>
      <text:p text:style-name="P1">meine Seele wird ganz schwarz während</text:p>
      <text:p text:style-name="P1">die Hülle durch die dunkle Nacht geht</text:p>
      <text:p text:style-name="P1"/>
      <text:p text:style-name="P1">haltet euch ruhig an die Weiber</text:p>
      <text:p text:style-name="P1">ich fühle nichts für sie leider</text:p>
      <text:p text:style-name="P1">ich geh voller Lust und Glück zum Schönheitswettbewerb zurü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11:35:53.873381972</meta:creation-date>
    <dc:date>2014-06-26T11:51:12.699613389</dc:date>
    <meta:editing-duration>P0D</meta:editing-duration>
    <meta:editing-cycles>1</meta:editing-cycles>
    <meta:document-statistic meta:table-count="0" meta:image-count="0" meta:object-count="0" meta:page-count="1" meta:paragraph-count="37" meta:word-count="234" meta:character-count="1315" meta:non-whitespace-character-count="1116"/>
    <meta:generator>LibreOffice/4.1.0.4$Linux_x86 LibreOffice_project/410m0$Build-4</meta:generator>
  </office:meta>
</office:document-meta>
</file>